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auto-grow-height="false" fo:min-height="0.749cm" fo:min-width="0.499cm" fo:wrap-option="no-wrap"/>
    </style:style>
    <style:style style:name="gr5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6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Dashed_20__28_var_29_" svg:stroke-width="0.159cm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3.8999996185303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7.8999996185303pt"/>
    </style:style>
    <style:style style:name="P4" style:family="paragraph">
      <style:paragraph-properties fo:text-align="center"/>
      <style:text-properties style:text-position="0% 100%"/>
    </style:style>
    <style:style style:name="P5" style:family="paragraph">
      <style:paragraph-properties fo:text-align="center"/>
      <style:text-properties style:text-position="0% 100%" fo:font-size="23.8999996185303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text-properties fo:color="#004586" fo:font-size="24pt"/>
    </style:style>
    <style:style style:name="T1" style:family="text">
      <style:text-properties fo:color="#ffffff" fo:font-size="17.8999996185303pt"/>
    </style:style>
    <style:style style:name="T2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3" draw:id="id3" draw:layer="layout" svg:width="4.543cm" svg:height="3cm" svg:x="0.453cm" svg:y="0.397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99cm" svg:height="2cm" svg:x="13.38cm" svg:y="0.895cm">
          <text:p text:style-name="P2"><text:span text:style-name="T1">S2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5" draw:layer="layout" svg:width="4.543cm" svg:height="1.4cm" svg:x="0.453cm" svg:y="0.397cm">
          <text:p text:style-name="P4"><text:span text:style-name="T2">SElement</text:span></text:p>
          <draw:enhanced-geometry svg:viewBox="0 0 21600 21600" draw:type="rectangle" draw:enhanced-path="M 0 0 L 21600 0 21600 21600 0 21600 0 0 Z N"/>
        </draw:custom-shape>
        <draw:custom-shape draw:style-name="gr4" draw:layer="layout" svg:width="9.198cm" svg:height="5.403cm" svg:x="0.002cm" svg:y="0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10.6cm" svg:height="5.403cm" svg:x="9.8cm" svg:y="0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9.2cm" svg:height="5.4cm" svg:x="21cm" svg:y="0.10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6" xml:id="id2" draw:id="id2" draw:layer="layout" svg:width="4.543cm" svg:height="3cm" svg:x="25.057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43cm" svg:height="1.4cm" svg:x="25.057cm" svg:y="0.4cm">
          <text:p text:style-name="P2"><text:span text:style-name="T3">TElement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6.779cm" svg:y1="1.895cm" svg:x2="25.057cm" svg:y2="1.9cm" draw:start-shape="id1" draw:start-glue-point="7" draw:end-shape="id2" draw:end-glue-point="3" svg:d="M16779 1895l8278 5" svg:viewBox="0 0 8279 6">
          <text:p/>
        </draw:connector>
        <draw:connector draw:style-name="gr7" draw:text-style-name="P2" draw:layer="layout" draw:type="line" svg:x1="13.38cm" svg:y1="1.895cm" svg:x2="4.996cm" svg:y2="1.897cm" draw:start-shape="id1" draw:start-glue-point="5" draw:end-shape="id3" draw:end-glue-point="1" svg:d="M13380 1895l-8384 2" svg:viewBox="0 0 8385 3">
          <text:p/>
        </draw:connector>
        <draw:frame draw:style-name="gr8" draw:text-style-name="P7" draw:layer="layout" svg:width="6.2cm" svg:height="1.204cm" svg:x="3.5cm" svg:y="4.2cm">
          <draw:text-box>
            <text:p text:style-name="P7"><text:span text:style-name="T4">Source Model</text:span></text:p>
          </draw:text-box>
        </draw:frame>
        <draw:frame draw:style-name="gr8" draw:text-style-name="P7" draw:layer="layout" svg:width="9.7cm" svg:height="1.204cm" svg:x="11cm" svg:y="4.2cm">
          <draw:text-box>
            <text:p text:style-name="P7"><text:span text:style-name="T4">Correspondence Model</text:span></text:p>
          </draw:text-box>
        </draw:frame>
        <draw:frame draw:style-name="gr8" draw:text-style-name="P7" draw:layer="layout" svg:width="6.2cm" svg:height="1.204cm" svg:x="24.8cm" svg:y="4.2cm">
          <draw:text-box>
            <text:p text:style-name="P7"><text:span text:style-name="T4">Target Model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4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6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4.5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005cm" svg:x="1cm" svg:y="3.27cm"/>
      <draw:page-thumbnail draw:layer="backgroundobjects" svg:width="8.999cm" svg:height="6.005cm" svg:x="1cm" svg:y="11.846cm"/>
      <draw:page-thumbnail draw:layer="backgroundobjects" svg:width="8.999cm" svg:height="6.005cm" svg:x="1cm" svg:y="20.422cm"/>
      <draw:page-thumbnail draw:layer="backgroundobjects" svg:width="8.999cm" svg:height="6.005cm" svg:x="11cm" svg:y="3.27cm"/>
      <draw:page-thumbnail draw:layer="backgroundobjects" svg:width="8.999cm" svg:height="6.005cm" svg:x="11cm" svg:y="11.846cm"/>
      <draw:page-thumbnail draw:layer="backgroundobjects" svg:width="8.999cm" svg:height="6.005cm" svg:x="11cm" svg:y="20.422cm"/>
    </style:handout-master>
    <style:master-page style:name="Standard" style:page-layout-name="PM1" draw:style-name="Mdp1">
      <draw:frame presentation:style-name="Standard-title" draw:layer="backgroundobjects" svg:width="52.197cm" svg:height="3.506cm" svg:x="2.897cm" svg:y="0.833cm" presentation:class="title" presentation:placeholder="true">
        <draw:text-box/>
      </draw:frame>
      <draw:frame presentation:style-name="Standard-outline1" draw:layer="backgroundobjects" svg:width="52.197cm" svg:height="12.179cm" svg:x="2.897cm" svg:y="4.911cm" presentation:class="outline" presentation:placeholder="true">
        <draw:text-box/>
      </draw:frame>
      <draw:frame presentation:style-name="Mpr1" draw:text-style-name="MP1" draw:layer="backgroundobjects" svg:width="13.512cm" svg:height="1.448cm" svg:x="2.897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384cm" svg:height="1.448cm" svg:x="19.833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512cm" svg:height="1.448cm" svg:x="41.583cm" svg:y="19.12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11:40:26.501147381</meta:creation-date>
    <dc:date>2016-03-09T18:43:11.766075043</dc:date>
    <meta:editing-duration>PT4H15M22S</meta:editing-duration>
    <meta:editing-cycles>10</meta:editing-cycles>
    <meta:generator>LibreOffice/4.2.8.2$Linux_X86_64 LibreOffice_project/420m0$Build-2</meta:generator>
    <meta:document-statistic meta:object-count="36"/>
  </office:meta>
</office:document-meta>
</file>